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cf5cb" officeooo:paragraph-rsid="001cf5cb" style:font-size-asian="16pt" style:font-size-complex="16pt"/>
    </style:style>
    <style:style style:name="P2" style:family="paragraph" style:parent-style-name="Standard">
      <style:paragraph-properties fo:text-align="start" style:justify-single-word="false"/>
      <style:text-properties fo:font-size="12pt" officeooo:rsid="001cf5cb" officeooo:paragraph-rsid="001cf5cb" style:font-size-asian="10.5pt" style:font-size-complex="12pt"/>
    </style:style>
    <style:style style:name="P3" style:family="paragraph" style:parent-style-name="Standard">
      <style:paragraph-properties fo:text-align="start" style:justify-single-word="false"/>
      <style:text-properties fo:font-size="12pt" officeooo:rsid="001d4bd0" officeooo:paragraph-rsid="001d4bd0" style:font-size-asian="10.5pt" style:font-size-complex="12pt"/>
    </style:style>
    <style:style style:name="P4" style:family="paragraph" style:parent-style-name="Standard">
      <style:paragraph-properties fo:text-align="start" style:justify-single-word="false"/>
      <style:text-properties fo:font-size="12pt" officeooo:rsid="001f2fa4" officeooo:paragraph-rsid="001f2fa4" style:font-size-asian="10.5pt" style:font-size-complex="12pt"/>
    </style:style>
    <style:style style:name="P5" style:family="paragraph" style:parent-style-name="Standard">
      <style:paragraph-properties fo:text-align="start" style:justify-single-word="false"/>
      <style:text-properties fo:font-size="12pt" fo:font-weight="bold" officeooo:rsid="001d4bd0" officeooo:paragraph-rsid="001d4bd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f2fa4" officeooo:paragraph-rsid="001f2fa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f2fa4" officeooo:paragraph-rsid="001f2fa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0bd7e" officeooo:paragraph-rsid="0020bd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28189" officeooo:paragraph-rsid="0022818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0bd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LOG: Les RESEAUX</text:p>
      <text:p text:style-name="P1"/>
      <text:p text:style-name="P2"/>
      <text:p text:style-name="P3">Les relations clients/serveur ne sont pas forcément liées à l'architecture physique du réseau. Il s'agit d'architecture logicielle, cela ne veut pas dire qu'il y a un lien direct entre les machines.</text:p>
      <text:p text:style-name="P3"/>
      <text:p text:style-name="P5">Notion de connexion:</text:p>
      <text:p text:style-name="P3"/>
      <text:p text:style-name="P3">besoin de 2 choses → <text:s/>identifier une machine, identifier un programme</text:p>
      <text:p text:style-name="P3"/>
      <text:p text:style-name="P3">On utilise deux notions différentes:</text:p>
      <text:p text:style-name="P3"/>
      <text:p text:style-name="P3">→<text:span text:style-name="T1"> adresse: </text:span>identifier une machine (adresse physique MAC unique au monde, une adresse logique IP) On se dote d'un système de nommage des machines pour éviter d’utiliser l'adresse à chaque fois.</text:p>
      <text:p text:style-name="P3">On utilise des noms symboliques <text:a xlink:type="simple" xlink:href="http://www.google.com/">www.google.com</text:a></text:p>
      <text:p text:style-name="P3">DNS (annuaire): fonction des noms symboliques vers IP</text:p>
      <text:p text:style-name="P3"/>
      <text:p text:style-name="P3">→ <text:span text:style-name="T1">ports:</text:span> pour identifier un programme sur une machine</text:p>
      <text:p text:style-name="P3">21 → FTP échange de fichier</text:p>
      <text:p text:style-name="P3">22 → SSH accès distant sécurisé<text:line-break/>23 → telnet accès distant non sécurisé</text:p>
      <text:p text:style-name="P3">25 → SMTP envoi de mails</text:p>
      <text:p text:style-name="P3">53 → DNS annuaire de noms de domaines</text:p>
      <text:p text:style-name="P3">67&amp;68 → DHCP distribution d'adresse</text:p>
      <text:p text:style-name="P3">80 → HTTP web<text:line-break/>110 → POP accès mail</text:p>
      <text:p text:style-name="P3">143 → IMAP accès mail</text:p>
      <text:p text:style-name="P3">au delà de 1024 → non réservés, utilisable pour des programme</text:p>
      <text:p text:style-name="P3"/>
      <text:p text:style-name="P6">Pile réseau:</text:p>
      <text:p text:style-name="P3"/>
      <text:p text:style-name="P4">application → transport → internet → link → … → application</text:p>
      <text:p text:style-name="P4">Les données vont se transmettre dans les couches, et le programmeur ne s'y intéresse pas.</text:p>
      <text:p text:style-name="P4"/>
      <text:p text:style-name="P6">Enveloppe &amp; encapsulation :</text:p>
      <text:p text:style-name="P4">en-tête + données</text:p>
      <text:p text:style-name="P4"/>
      <text:p text:style-name="P4">en-tête: émetteur, destinataire, information sur le flux, la route à suivre, etc..</text:p>
      <text:p text:style-name="P4"/>
      <text:p text:style-name="P6">Programmation par sockets:</text:p>
      <text:p text:style-name="P6"/>
      <text:p text:style-name="P7">abstraction de bas niveau, ce sont des canaux de communication bi-directionnels.</text:p>
      <text:p text:style-name="P7">deux modes de fonctionnement:</text:p>
      <text:p text:style-name="P7">→ flux/ connecté /TCP (les paquets arrivent dans l'ordre et finissent pas arriver de toute façon et dans le bon ordre, si un paquet est perdu, on le redemande jusqu'à ce qu'il arrive, etc..)</text:p>
      <text:p text:style-name="P7">→ datagramme /non-connecté /UDP (utile pour le streaming, <text:span text:style-name="T2">jeux vidéos,</text:span> etc...)</text:p>
      <text:p text:style-name="P7"/>
      <text:p text:style-name="P8">ex : socket côté client (mode flux)</text:p>
      <text:p text:style-name="P8">import socket</text:p>
      <text:p text:style-name="P8">adresse_serveur= « 120,0,0,1 » ,9999  #la machine sur laquelle le programme s'exécute</text:p>
      <text:p text:style-name="P8">taille_max_donnees=2048</text:p>
      <text:p text:style-name="P8">connexion= socket.socket(socket.AF_INET, socet.SOCK_STREAM)</text:p>
      <text:p text:style-name="P8"><text:soft-page-break/>connextion.connect(adresse_serveur)</text:p>
      <text:p text:style-name="P8"/>
      <text:p text:style-name="P8">connexion.send(bytearray(« message à envoyer »)) #non bloquant → même si le message est pas passé, le programme continue</text:p>
      <text:p text:style-name="P8">donnees= connexion.recb(tailles_max_donnes) # bloquant → attend jusqu'à que ce que des données arrivent effectivement sur le réseau.</text:p>
      <text:p text:style-name="P8">print(str(donnees))</text:p>
      <text:p text:style-name="P8"/>
      <text:p text:style-name="P8">côté serveur :</text:p>
      <text:p text:style-name="P8"/>
      <text:p text:style-name="P8">import socket</text:p>
      <text:p text:style-name="P8">adresse_serveur= « 120,0,0,1 » ,9999  #la machine sur laquelle le programme s'exécute</text:p>
      <text:p text:style-name="P8">taille_max_donnees=2048</text:p>
      <text:p text:style-name="P8">serveur= socket.socket(socket.AF_INET, socet.SOCK_STREAM)</text:p>
      <text:p text:style-name="P8">serveur.bind(adresse_serveur)</text:p>
      <text:p text:style-name="P8">serveur.listent(1)</text:p>
      <text:p text:style-name="P8"/>
      <text:p text:style-name="P8">while(True) :</text:p>
      <text:p text:style-name="P8"><text:tab/>connexion_client, adresse_client=</text:p>
      <text:p text:style-name="P8"><text:tab/>donnees=connexion_client.recv(taille_max_donnes)</text:p>
      <text:p text:style-name="P8"><text:tab/>if donnes : connexion_client.send(str(donnees).upper())</text:p>
      <text:p text:style-name="P8"><text:tab/>connexion_client.close()</text:p>
      <text:p text:style-name="P8"/>
      <text:p text:style-name="P9">permet d'envoyer et recevoir des tableaux d'octets<text:line-break/>nécessite de définir un protocole, cad savoir qui envoie telle donnée à quel moment, etc...</text:p>
      <text:p text:style-name="P9">(se rappeller que la fonction receive est bloquante, si le serveur et le client sont en receive, attente infini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y </meta:initial-creator>
    <meta:creation-date>2015-01-05T14:38:40.083904443</meta:creation-date>
    <dc:date>2015-01-07T23:49:31.295362317</dc:date>
    <dc:creator>Vassily </dc:creator>
    <meta:editing-duration>PT33M2S</meta:editing-duration>
    <meta:editing-cycles>6</meta:editing-cycles>
    <meta:generator>LibreOffice/4.1.3.2$Linux_X86_64 LibreOffice_project/410m0$Build-2</meta:generator>
    <meta:document-statistic meta:table-count="0" meta:image-count="0" meta:object-count="0" meta:page-count="2" meta:paragraph-count="51" meta:word-count="416" meta:character-count="2876" meta:non-whitespace-character-count="2504"/>
  </office:meta>
</office:document-meta>
</file>